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666666" draw:opacity="100%" draw:textarea-horizontal-align="justify" draw:textarea-vertical-align="middle" draw:auto-grow-height="false" fo:min-height="3.3cm" fo:min-width="2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17.274cm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P1" style:family="paragraph">
      <loext:graphic-properties draw:fill-color="#666666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ＭＳ ゴシック" fo:font-size="14pt" style:font-size-asian="14pt" style:font-size-complex="14pt"/>
    </style:style>
    <style:style style:name="P3" style:family="paragraph">
      <loext:graphic-properties draw:fill-color="#ffffff" draw:opacity="0%"/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3.5cm" svg:height="3.55cm" svg:x="2.7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7.774cm" svg:height="3.581cm" svg:x="2.8cm" svg:y="3cm">
          <draw:text-box>
            <text:p><text:span text:style-name="T1">$ git clone git@github.com:admiswalker/InPlaceChainedHashTable-IpCHashT-</text:span></text:p>
            <text:p><text:span text:style-name="T1">$ cd ./InPlaceChainedHashTable-IpCHashT-</text:span></text:p>
            <text:p><text:span text:style-name="T1">$ make</text:span></text:p>
            <text:p><text:span text:style-name="T1">$ ./exe_test</text:span></text:p>
            <text:p><text:span text:style-name="T1">$ ./exe_bench</text:span></text:p>
            <text:p><text:span text:style-name="T1">$ ./exe_sProc</text:span></text:p>
          </draw:text-box>
        </draw:frame>
      </draw:page>
      <draw:page draw:name="page2" draw:style-name="dp1" draw:master-page-name="標準">
        <draw:custom-shape draw:style-name="gr3" draw:text-style-name="P3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ＭＳ ゴシック" svg:font-family="'ＭＳ ゴシック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10-20T13:33:32.080750425</dc:date>
    <meta:editing-duration>PT23H33M30S</meta:editing-duration>
    <meta:editing-cycles>724</meta:editing-cycles>
    <meta:generator>LibreOffice/5.1.6.2$Linux_X86_64 LibreOffice_project/10m0$Build-2</meta:generator>
    <meta:document-statistic meta:object-count="3"/>
  </office:meta>
</office:document-meta>
</file>